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Map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MapDefinitionBuilder.setupDefinition( Element widgetElement , ImageMapDefinition definition , WidgetDefinitionBuil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